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officeooo:rsid="325a12c2"/>
    </style:style>
    <style:style style:name="T7" style:family="text">
      <style:text-properties style:font-name="標楷體1"/>
    </style:style>
    <style:style style:name="T8" style:family="text">
      <style:text-properties style:font-name="標楷體1" officeooo:rsid="335c88fa"/>
    </style:style>
    <style:style style:name="T9" style:family="text">
      <style:text-properties officeooo:rsid="335c88fa"/>
    </style:style>
    <style:style style:name="T10" style:family="text">
      <style:text-properties officeooo:rsid="352594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0242585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6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7">MK U</text:span><text:span text:style-name="T8">ltra</text:span><text:span text:style-name="T9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8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9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10">以人為本。</text:p>
              <text:list>
                <text:list-item>
                  <text:p text:style-name="P2">從 原本的 以神為本，變成<text:span text:style-name="T10"> 以人為本。</text:span></text:p>
                  <text:list>
                    <text:list-item>
                      <text:p text:style-name="P3">從 原本的 以神為重心、以神為出發點，變成<text:span text:style-name="T1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5">知識 被直接掛鉤到 物質利益、身分地位、群體權力。</text:p>
              <text:list>
                <text:list-item>
                  <text:p text:style-name="P5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5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6">目標 被直接掛鉤到 物質利益、身分地位、群體權力。</text:p>
              <text:list>
                <text:list-item>
                  <text:p text:style-name="P7">取得 物質利益、身分地位、群體權力 之後，有機率 感到迷茫、喪失目標、失去重心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8:23:09.715000000</dc:date>
    <meta:editing-duration>P21DT1H35M24S</meta:editing-duration>
    <meta:editing-cycles>12636</meta:editing-cycles>
    <meta:document-statistic meta:table-count="0" meta:image-count="0" meta:object-count="0" meta:page-count="1" meta:paragraph-count="35" meta:word-count="612" meta:character-count="702" meta:non-whitespace-character-count="652"/>
  </office:meta>
</office:document-meta>
</file>